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ransaction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price 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AUD" office:value="5.95" calcext:value-type="currency">
            <text:p>$5.95</text:p>
          </table:table-cell>
          <table:table-cell office:value-type="float" office:value="5.355" calcext:value-type="float">
            <text:p>5.355</text:p>
          </table:table-cell>
          <table:table-cell table:number-columns-repeated="102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AUD" office:value="6.95" calcext:value-type="currency">
            <text:p>$6.95</text:p>
          </table:table-cell>
          <table:table-cell office:value-type="float" office:value="6.255" calcext:value-type="float">
            <text:p>6.255</text:p>
          </table:table-cell>
          <table:table-cell table:number-columns-repeated="102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AUD" office:value="7.95" calcext:value-type="currency">
            <text:p>$7.95</text:p>
          </table:table-cell>
          <table:table-cell office:value-type="float" office:value="7.155" calcext:value-type="float">
            <text:p>7.155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/></text:span><text:span text:style-name="MT1"><text:sheet-name>???</text:sheet-name></text:span></text:p>
      </style:header>
      <style:header-left style:display="false"/>
      <style:footer>
        <text:p><text:span text:style-name="MT1"><text:s/></text:span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AU</dc:language>
    <meta:creation-date>2018-12-05T08:27:52</meta:creation-date>
    <dc:date>2020-08-20T19:36:18.625608252</dc:date>
    <meta:editing-cycles>2</meta:editing-cycles>
    <meta:generator>LibreOffice/6.4.4.2$Linux_X86_64 LibreOffice_project/40$Build-2</meta:generator>
    <meta:editing-duration>PT13M27S</meta:editing-duration>
    <meta:document-statistic meta:table-count="1" meta:cell-count="15" meta:object-count="0"/>
    <meta:user-defined meta:name="AppVersion">3.0</meta:user-defined>
  </office:meta>
</office:document-meta>
</file>